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custom-shape svg:x="2.22222in" svg:y="2.54545in" svg:width="9.21212in" svg:height="4.77778in" draw:id="id63" draw:style-name="a383" draw:name="Rettangolo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849in" svg:y="6.40404in" svg:width="0.74747in" svg:height="0.74747in" draw:id="id64" draw:style-name="a386" draw:name="Rettangolo 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849in" svg:y="5.48484in" svg:width="0.74747in" svg:height="0.74747in" draw:id="id65" draw:style-name="a389" draw:name="Rettangolo 6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849in" svg:y="4.56061in" svg:width="0.74747in" svg:height="0.74747in" draw:id="id66" draw:style-name="a392" draw:name="Rettangolo 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6061in" svg:y="6.40404in" svg:width="0.74747in" svg:height="0.74747in" draw:id="id67" draw:style-name="a395" draw:name="Rettangolo 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6061in" svg:y="5.48484in" svg:width="0.74747in" svg:height="0.74747in" draw:id="id68" draw:style-name="a398" draw:name="Rettangolo 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6061in" svg:y="4.56061in" svg:width="0.74747in" svg:height="0.74747in" draw:id="id69" draw:style-name="a401" draw:name="Rettangolo 10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02" draw:master-page-name="Master1-Layout2-obj-Titolo-e-contenuto" presentation:presentation-page-layout-name="Master1-PPL2" draw:id="Slide-257">
        <draw:custom-shape svg:x="1.17172in" svg:y="1.40404in" svg:width="11.07071in" svg:height="1.0404in" draw:id="id70" draw:style-name="a405" draw:name="Rettangolo 3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412" draw:name="CasellaDiTesto 11" svg:x="1.20261in" svg:y="1.57082in" svg:width="1.98906in" svg:height="0.70684in">
          <draw:text-box>
            <text:p text:style-name="a407" text:class-names="" text:cond-style-name=""><text:span text:style-name="a406" text:class-names="">Ethernet</text:span></text:p>
            <text:p text:style-name="a411" text:class-names="" text:cond-style-name=""><text:span text:style-name="a408" text:class-names="">EtherType</text:span><text:span text:style-name="a409" text:class-names="">=8847</text:span><text:span text:style-name="a410" text:class-names=""/></text:p>
          </draw:text-box>
          <svg:title/>
          <svg:desc/>
        </draw:frame>
        <draw:custom-shape svg:x="3.21111in" svg:y="1.40404in" svg:width="1.52222in" svg:height="1.0404in" draw:id="id72" draw:style-name="a415" draw:name="Rettangolo 12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3333in" svg:y="1.40404in" svg:width="1.52222in" svg:height="1.0404in" draw:id="id73" draw:style-name="a418" draw:name="Rettangolo 14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556in" svg:y="1.40404in" svg:width="1.52222in" svg:height="1.0404in" draw:id="id74" draw:style-name="a421" draw:name="Rettangolo 15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7778in" svg:y="1.40404in" svg:width="1.52222in" svg:height="1.0404in" draw:id="id75" draw:style-name="a424" draw:name="Rettangolo 16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30" draw:name="CasellaDiTesto 17" svg:x="3.4112in" svg:y="1.57082in" svg:width="1.12205in" svg:height="0.70684in">
          <draw:text-box>
            <text:p text:style-name="a426" text:class-names="" text:cond-style-name=""><text:span text:style-name="a425" text:class-names="">MPLS #4</text:span></text:p>
            <text:p text:style-name="a429" text:class-names="" text:cond-style-name=""><text:span text:style-name="a427" text:class-names="">BOS=0</text:span><text:span text:style-name="a428" text:class-names=""/></text:p>
          </draw:text-box>
          <svg:title/>
          <svg:desc/>
        </draw:frame>
        <draw:frame draw:id="id77" draw:style-name="a435" draw:name="CasellaDiTesto 21" svg:x="10.08982in" svg:y="1.72229in" svg:width="1.63241in" svg:height="0.40391in">
          <draw:text-box>
            <text:p text:style-name="a434" text:class-names="" text:cond-style-name=""><text:span text:style-name="a431" text:class-names="">L2<text:s text:c="1"/></text:span><text:span text:style-name="a432" text:class-names="">Payload</text:span><text:span text:style-name="a433" text:class-names=""/></text:p>
          </draw:text-box>
          <svg:title/>
          <svg:desc/>
        </draw:frame>
        <draw:frame draw:id="id78" draw:style-name="a441" draw:name="CasellaDiTesto 22" svg:x="4.93342in" svg:y="1.57082in" svg:width="1.12205in" svg:height="0.70684in">
          <draw:text-box>
            <text:p text:style-name="a437" text:class-names="" text:cond-style-name=""><text:span text:style-name="a436" text:class-names="">MPLS #3</text:span></text:p>
            <text:p text:style-name="a440" text:class-names="" text:cond-style-name=""><text:span text:style-name="a438" text:class-names="">BOS=0</text:span><text:span text:style-name="a439" text:class-names=""/></text:p>
          </draw:text-box>
          <svg:title/>
          <svg:desc/>
        </draw:frame>
        <draw:frame draw:id="id79" draw:style-name="a447" draw:name="CasellaDiTesto 23" svg:x="6.45564in" svg:y="1.57082in" svg:width="1.12205in" svg:height="0.70684in">
          <draw:text-box>
            <text:p text:style-name="a443" text:class-names="" text:cond-style-name=""><text:span text:style-name="a442" text:class-names="">MPLS #2</text:span></text:p>
            <text:p text:style-name="a446" text:class-names="" text:cond-style-name=""><text:span text:style-name="a444" text:class-names="">BOS=0</text:span><text:span text:style-name="a445" text:class-names=""/></text:p>
          </draw:text-box>
          <svg:title/>
          <svg:desc/>
        </draw:frame>
        <draw:frame draw:id="id80" draw:style-name="a453" draw:name="CasellaDiTesto 24" svg:x="7.97786in" svg:y="1.57082in" svg:width="1.12205in" svg:height="0.70684in">
          <draw:text-box>
            <text:p text:style-name="a449" text:class-names="" text:cond-style-name=""><text:span text:style-name="a448" text:class-names="">MPLS #1</text:span></text:p>
            <text:p text:style-name="a452" text:class-names="" text:cond-style-name=""><text:span text:style-name="a450" text:class-names="">BOS=1</text:span><text:span text:style-name="a45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ca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ca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ca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ca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ca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erg</meta:initial-creator>
    <dc:creator>Gerg</dc:creator>
    <meta:creation-date>2017-08-09T10:45:28Z</meta:creation-date>
    <dc:date>2017-08-09T11:50:28Z</dc:date>
    <meta:editing-cycles>1</meta:editing-cycles>
    <meta:editing-duration>PT3899S</meta:editing-duration>
    <meta:document-statistic meta:paragraph-count="11" meta:word-count="30"/>
  </office:meta>
</office:document-meta>
</file>